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2000000EB123F60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3.175cm" fo:margin-right="0cm" fo:margin-top="0.211cm" fo:margin-bottom="0cm" fo:text-indent="-0.635cm" style:punctuation-wrap="hanging" style:line-break="strict"/>
    </style:style>
    <style:style style:name="P7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ffffff" fo:language="en" fo:country="US"/>
    </style:style>
    <style:style style:name="T2" style:family="text">
      <style:text-properties fo:color="#ffffff" fo:language="en" fo:country="US" style:language-asian="ja" style:country-asian="JP"/>
    </style:style>
    <style:style style:name="T3" style:family="text">
      <style:text-properties fo:color="#bfbfbf" fo:language="en" fo:country="US"/>
    </style:style>
    <style:style style:name="T4" style:family="text">
      <style:text-properties fo:color="#ffffff" fo:language="en" fo:country="US" style:font-family-asian="'ＭＳ Ｐゴシック'" style:font-pitch-asian="variable" style:font-family-complex="'ＭＳ Ｐゴシック'" style:font-pitch-complex="variable"/>
    </style:style>
    <style:style style:name="T5" style:family="text">
      <style:text-properties fo:color="#ffffff"/>
    </style:style>
    <style:style style:name="T6" style:family="text">
      <style:text-properties fo:color="#ffffff" fo:font-family="Consolas" style:font-pitch="variable" fo:font-size="24pt" fo:language="en" fo:country="US" style:font-size-asian="24pt" style:font-size-complex="24pt"/>
    </style:style>
    <style:style style:name="T7" style:family="text">
      <style:text-properties fo:color="#ffffff" fo:font-family="Consolas" style:font-pitch="variable" fo:font-size="24pt" fo:language="en" fo:country="US" style:font-size-asian="24pt" style:language-asian="ja" style:country-asian="JP" style:font-size-complex="24pt"/>
    </style:style>
    <style:style style:name="T8" style:family="text">
      <style:text-properties fo:color="#ffffff" fo:font-family="Consolas" style:font-pitch="variable" fo:font-size="20pt" fo:language="en" fo:country="US" style:font-size-asian="20pt" style:font-size-complex="20pt"/>
    </style:style>
    <style:style style:name="T9" style:family="text">
      <style:text-properties fo:color="#ffffff" fo:font-size="28pt" fo:language="en" fo:country="US" style:font-size-asian="28pt" style:language-asian="ja" style:country-asian="JP" style:font-size-complex="28pt"/>
    </style:style>
    <style:style style:name="T10" style:family="text">
      <style:text-properties fo:color="#9454c3" fo:font-size="28pt" fo:language="en" fo:country="US" style:font-size-asian="28pt" style:language-asian="ja" style:country-asian="JP" style:font-size-complex="28pt"/>
    </style:style>
    <style:style style:name="T11" style:family="text">
      <style:text-properties fo:color="#ffffff" fo:language="en" fo:country="US" fo:font-weight="bold" style:font-weight-asian="bold" style:font-weight-complex="bold"/>
    </style:style>
    <style:style style:name="T12" style:family="text">
      <style:text-properties fo:color="#9454c3" fo:language="en" fo:country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ffffff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9454c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What’s new in Sudo 1.8?" draw:style-name="dp1" draw:master-page-name="Title1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What’</text:span><text:span text:style-name="T2">s new in Sudo 1.8?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3"><text:span text:style-name="T1"/></text:p>
              </text:list-header>
            </text:list>
            <text:list text:style-name="L3">
              <text:list-header>
                <text:p text:style-name="P3"><text:span text:style-name="T3">Pluggable modules for Sud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troduction to Sudo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troduction to Sud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Sudo allows a system administrator to give <text:s text:c="3"/>users the ability to run commands as the super user without having to run a root shell, or su.</text:span></text:p>
              </text:list-item>
              <text:list-item>
                <text:p text:style-name="P3"><text:span text:style-name="T1">Sudo logs each command run.</text:span></text:p>
              </text:list-item>
              <text:list-item>
                <text:p text:style-name="P3"><text:span text:style-name="T1">Command to be run are prefixed with “</text:span><text:span text:style-name="T2">sudo</text:span><text:span text:style-name="T1">”</text:span><text:span text:style-name="T2">.</text:span></text:p>
              </text:list-item>
              <text:list-item>
                <text:p text:style-name="P3"><text:span text:style-name="T1">The file that determines who can run what is called the sudoers fil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rief History of Sudo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Brief History of Sud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1980: First version from SUNY/Buffalo</text:span></text:p>
              </text:list-item>
              <text:list-item>
                <text:p text:style-name="P3"><text:span text:style-name="T1">1985: Updated version posted to net.sources</text:span></text:p>
              </text:list-item>
              <text:list-item>
                <text:p text:style-name="P3"><text:span text:style-name="T1">1986: CU-Boulder version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Unix System Administration Handbook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1991: Root Group version</text:span></text:p>
              </text:list-item>
              <text:list-item>
                <text:p text:style-name="P3"><text:span text:style-name="T1">1994: I start making releases derived from the Root Group Sud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do 1.8 Modular Architecture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Sudo 1.8 Modular Architectur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Two types of plugins</text:span></text:p>
              </text:list-item>
            </text:list>
            <text:list text:style-name="L6">
              <text:list-item>
                <text:list>
                  <text:list-item text:start-value="1">
                    <text:p text:style-name="P4"><text:span text:style-name="T4">Policy plugi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4">Determine who can do what</text:span></text:p>
                      </text:list-item>
                      <text:list-item>
                        <text:p text:style-name="P5"><text:span text:style-name="T4">Only one policy plugin may be loade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6"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 text:start-value="1">
                    <text:p text:style-name="P4"><text:span text:style-name="T4">I/O log plugi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4">Record the sess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tty input/output</text:span></text:p>
                          </text:list-item>
                          <text:list-item>
                            <text:p text:style-name="P7"><text:span text:style-name="T4">stdin, stdout, stder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4">More than one I/O log plugin may be loa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is this stuff good for?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What is this stuff good for?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In the past, if an organization needed to use a different security policy for root access, users had to use the utilities provided with that policy.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I.E. replace sudo with something els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Now, a policy plugin can be used instead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No longer need to stop using su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Your workflow doesn’</text:span><text:span text:style-name="T2">t have to change</text:span></text:p>
                      </text:list-item>
                      <text:list-item>
                        <text:p text:style-name="P5"><text:span text:style-name="T1">Sudo behaves just like it always d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What is this stuff good for?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Organizations may have a requirement to audit root access session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SOX, HIPPA, etc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I/O logging since Sudo 1.7.3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Logged to a local fi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Replay logs via sudoreplay</text:span></text:p>
                      </text:list-item>
                      <text:list-item>
                        <text:p text:style-name="P5"><text:span text:style-name="T1">Syslog unsuitable due to large amount of traffi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If local logs are not enough, a plugin can b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if I like sudoers?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What if I like sudoers?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Nothing change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Sudoers (file or LDAP) is the default policy plugi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Visudo works the way it always has</text:span></text:p>
                      </text:list-item>
                      <text:list-item>
                        <text:p text:style-name="P5"><text:span text:style-name="T1">No changes to logging, et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Sudoers I/O log plugin logs to the local host, just like in Sudo 1.7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Sessions can be replayed with sudoreplay</text:span></text:p>
                      </text:list-item>
                      <text:list-item>
                        <text:p text:style-name="P5"><text:span text:style-name="T1">Compressed with zlib by default (gzi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lugin API Design Decisions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lugin API Design Decision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0">
              <text:list-header>
                <text:p text:style-name="P3"><text:span text:style-name="T1">Two main approaches to modules:</text:span></text:p>
              </text:list-header>
            </text:list>
            <text:list text:style-name="L11">
              <text:list-item>
                <text:p text:style-name="P3"><text:span text:style-name="T1"><text:s text:c="2"/></text:span><text:span text:style-name="T1">Fine grained – lots of hook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Logging, authentication, policy sources, etc</text:span></text:p>
                  </text:list-item>
                  <text:list-item>
                    <text:p text:style-name="P4"><text:span text:style-name="T1">Pro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Easier to replace only certain parts of sudo</text:span></text:p>
                      </text:list-item>
                      <text:list-item>
                        <text:p text:style-name="P5"><text:span text:style-name="T1">Simple modules might be small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C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Much more complicated API</text:span></text:p>
                      </text:list-item>
                      <text:list-item>
                        <text:p text:style-name="P5"><text:span text:style-name="T1">harder to plug in a totally foreign policy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lugin API Design Decision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Coarse grained – module does most things</text:span></text:p>
              </text:list-item>
              <text:list-item>
                <text:p text:style-name="P3"><text:span text:style-name="T1">Pros: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Simpler API</text:span></text:p>
                  </text:list-item>
                  <text:list-item>
                    <text:p text:style-name="P4"><text:span text:style-name="T1">Architecture less limit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Cons: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modules may duplicate existing sudoers functionality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e have it both ways!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We have it both ways!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The current plugin API is coarse-grained with a small number of entry points.</text:span></text:p>
              </text:list-item>
              <text:list-item>
                <text:p text:style-name="P3"><text:span text:style-name="T1">Sudoers plugin already somewhat modular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Sudoers file vs. LDAP using nsswitch.conf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Could support pluggable sudoers sources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">if there is demand for it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Non-Unix group provider plugin API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Active Directory groups, alternate group file</text:span></text:p>
                      </text:list-item>
                      <text:list-item>
                        <text:p text:style-name="P5"><text:span text:style-name="T1">Details later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o Benefits?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Who Benefits?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Just our corporate overlords?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No!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Several open source plugins in development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FreeIPA security server</text:span></text:p>
                  </text:list-item>
                  <text:list-item>
                    <text:p text:style-name="P4"><text:span text:style-name="T1">University of Colorado extended LDAP plugin</text:span></text:p>
                  </text:list-item>
                  <text:list-item>
                    <text:p text:style-name="P4"><text:span text:style-name="T1">I/O module for sslogger</text:span></text:p>
                  </text:list-item>
                  <text:list-item>
                    <text:p text:style-name="P4"><text:span text:style-name="T1">I plan to work on a revamped sudoers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/etc/sudo.conf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/etc/sudo.conf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Configures plugins and plugin-agnostic paths</text:span></text:p>
              </text:list-item>
              <text:list-item>
                <text:p text:style-name="P3"><text:span text:style-name="T1">Plugin plugin_symbol plugin_path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Plugin sudoers_policy sudoers.so</text:span></text:p>
                  </text:list-item>
                  <text:list-item>
                    <text:p text:style-name="P8"><text:span text:style-name="T6">Plugin sudoers_io /usr/libexec/sudoers.so</text:span></text:p>
                  </text:list-item>
                  <text:list-item>
                    <text:p text:style-name="P4"><text:span text:style-name="T1">The “</text:span><text:span text:style-name="T2">plugin_symbol</text:span><text:span text:style-name="T1">”</text:span><text:span text:style-name="T2"> is the variable holding the </text:span><text:span text:style-name="T7">policy_plugin </text:span><text:span text:style-name="T2">or </text:span><text:span text:style-name="T7">io_plugin </text:span><text:span text:style-name="T2">struct</text:span></text:p>
                  </text:list-item>
                  <text:list-item>
                    <text:p text:style-name="P4"><text:span text:style-name="T1">If “</text:span><text:span text:style-name="T2">plugin_path</text:span><text:span text:style-name="T1">”</text:span><text:span text:style-name="T2"> not fully qualified, it is relative to the libexec 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/etc/sudo.conf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Path name pathname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Currently only used to specify the askpass GUI prompter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8">Path askpass /usr/X11R6/bin/ssh-askpass</text:span></text:p>
                      </text:list-item>
                      <text:list-item>
                        <text:p text:style-name="P9"><text:span text:style-name="T8">Path askpass /usr/libexec/ssh/gnome-ssh-askpas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In Sudo 1.7 the askpass path was set in sudoers</text:span></text:p>
                  </text:list-item>
                  <text:list-item>
                    <text:p text:style-name="P4"><text:span text:style-name="T1">Because user interaction is via the main sudo driver, not a plugin, askpass must be specified in sudo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do 1.8 Flow of Control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Sudo 1.8 Flow of Control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Sudo parses command line options</text:span></text:p>
              </text:list-item>
              <text:list-item>
                <text:p text:style-name="P3"><text:span text:style-name="T1">Reads /etc/sudo.conf</text:span></text:p>
              </text:list-item>
              <text:list-item>
                <text:p text:style-name="P3"><text:span text:style-name="T1">Initializes plugins with user info and command line options</text:span></text:p>
              </text:list-item>
              <text:list-item>
                <text:p text:style-name="P3"><text:span text:style-name="T1">Sudo queries plugin with command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User interaction via conversation function</text:span></text:p>
                  </text:list-item>
                  <text:list-item>
                    <text:p text:style-name="P4"><text:span text:style-name="T1">Plugin returns yes, no, or error answer</text:span></text:p>
                  </text:list-item>
                  <text:list-item>
                    <text:p text:style-name="P4"><text:span text:style-name="T1">Also sets up the execution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Sudo 1.8 Flow of Control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Sudo runs the command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Changes UID/GID, CWD, environment, etc</text:span></text:p>
                  </text:list-item>
                  <text:list-item>
                    <text:p text:style-name="P4"><text:span text:style-name="T1">If logging I/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Command runs in a pty</text:span></text:p>
                      </text:list-item>
                      <text:list-item>
                        <text:p text:style-name="P5"><text:span text:style-name="T1">I/O passed to I/O plugins for logging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">I/O plugin can also terminate the comma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When command exits, sudo calls plugin close() functions with the exit status (or error valu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hanges to Sudoers File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nges to Sudoers Fil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askpass setting moved to sudo.conf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Sudoers module does not prompt user directly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New iolog_file and iolog_dir setting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Where to put I/O logs and how to name them</text:span></text:p>
                  </text:list-item>
                  <text:list-item>
                    <text:p text:style-name="P4"><text:span text:style-name="T1">Supports escape sequences that expand to user, group, runas_user, runas_group, hostname, command, as well as strftime() escapes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Group provider plugi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doers Group Provider Plugin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Sudoers Group Provider Plugi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Allows sudoers to support non-Unix group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Can be useful to work around 16 group limit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Simple API: init, query, cleanup functions</text:span></text:p>
              </text:list-item>
              <text:list-item>
                <text:p text:style-name="P3"><text:span text:style-name="T1">Syntax: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Explicit: %:group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Only the group provider querie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Implicit: %group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Only queried if no Unix group by that name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lugin API Walk Through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lugin API Walk Through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Interface described in sudo_plugin.h header</text:span></text:p>
              </text:list-item>
              <text:list-item>
                <text:p text:style-name="P3"><text:span text:style-name="T1">Plugin writer’</text:span><text:span text:style-name="T2">s guide bundled with Sudo 1.8 in POD and man formats. Html version at:</text:span><text:span text:style-name="T9"> </text:span><text:span text:style-name="T10"><text:a xlink:href="http://www.sudo.ws/sudo_plugin.man.html">http://www.sudo.ws/sudo_plugin.man.html</text:a></text:span></text:p>
              </text:list-item>
              <text:list-item>
                <text:p text:style-name="P3"><text:span text:style-name="T1">Switch to shell to talk through sudo_plugin.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mo Time!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Demo Time!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Demo to show Sudo 1.7.5 vs. 1.8.0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Works the sam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Edit sudo.conf file to change plugin</text:span></text:p>
              </text:list-item>
              <text:list-item>
                <text:p text:style-name="P3"><text:span text:style-name="T1">Run commands using custom plugin</text:span></text:p>
              </text:list-item>
              <text:list-item>
                <text:p text:style-name="P3"><text:span text:style-name="T1">Show I/O logging and tty signal proxying</text:span></text:p>
              </text:list-item>
              <text:list-item>
                <text:p text:style-name="P3"><text:span text:style-name="T1">Demo session replay using sudorepla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bunking the FUD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Debunking the FU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">A certain vendor has put out a “</text:span><text:span text:style-name="T2">How Secure is Your Sudo</text:span><text:span text:style-name="T1">”</text:span><text:span text:style-name="T2"> whitepaper advertised in Linux Magazine and others.</text:span></text:p>
              </text:list-item>
              <text:list-item>
                <text:p text:style-name="P3"><text:span text:style-name="T1">Let’</text:span><text:span text:style-name="T2">s debunk a few of their claims…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Debunking the FU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1">Claim: </text:span><text:span text:style-name="T1">Sudo doesn’</text:span><text:span text:style-name="T2">t support remote logging or protect the integrity of the logs</text:span></text:p>
              </text:list-item>
              <text:list-item>
                <text:p text:style-name="P3"><text:span text:style-name="T11">Reality: </text:span><text:span text:style-name="T1">Sudo logs via syslog which can log remotely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<text:s text:c="2"/></text:span><text:span text:style-name="T1">A number of syslog daemons exist that use TLS and/or support encrypted, signed log files. <text:s/>Because sudo uses a standard log method, you can use a log daemon that suits your needs.</text:span></text:p>
                  </text:list-item>
                  <text:list-item>
                    <text:p text:style-name="P4"><text:span text:style-name="T1">OS audit support on Linux, Solaris, MacOS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Debunking the FU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1">Claim: </text:span><text:span text:style-name="T1">Sudo allows a user to run a shell, after which nothing is logged</text:span></text:p>
              </text:list-item>
              <text:list-item>
                <text:p text:style-name="P3"><text:span text:style-name="T11">Reality: </text:span><text:span text:style-name="T1">The intended use of sudo is to run commands without resorting to a root shell. <text:s/>The “</text:span><text:span text:style-name="T2">noexec</text:span><text:span text:style-name="T1">”</text:span><text:span text:style-name="T2"> feature can be used to disable shell escapes and </text:span><text:span text:style-name="T1">“</text:span><text:span text:style-name="T2">sudoedit</text:span><text:span text:style-name="T1">”</text:span><text:span text:style-name="T2"> allows for safe editing of text files. <text:s/>When a shell is required, I/O logging can be used to record the <text:s/>session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Debunking the FU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11">Claim: </text:span><text:span text:style-name="T1">Lack of QA testing</text:span></text:p>
              </text:list-item>
              <text:list-item>
                <text:p text:style-name="P3"><text:span text:style-name="T11">Reality: </text:span><text:span text:style-name="T1">QA happens in several place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">The amount of QA I do myself is increas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">Currently adding more regression and unit tes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">Vendors that ship Sudo do QA of their packages</text:span></text:p>
                  </text:list-item>
                  <text:list-item>
                    <text:p text:style-name="P4"><text:span text:style-name="T1">Open source means anyone can audit the code</text:span></text:p>
                  </text:list-item>
                  <text:list-item>
                    <text:p text:style-name="P4"><text:span text:style-name="T1">Legitimate bugs get handled fairly quick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ere To Get It? " draw:style-name="dp1" draw:master-page-name="Title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0"><text:span text:style-name="T1">Where To Get It?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3">
              <text:list-item>
                <text:p text:style-name="P3"><text:span text:style-name="T12"><text:a xlink:href="http://www.sudo.ws">http://www.sudo.ws</text:a></text:span></text:p>
              </text:list-item>
            </text:list>
            <text:list text:style-name="L4">
              <text:list-item>
                <text:p text:style-name="P3"><text:span text:style-name="T1">Source and binary packages available</text:span></text:p>
              </text:list-item>
              <text:list-item>
                <text:p text:style-name="P3"><text:span text:style-name="T1">When third-party plugins are available I will maintain a list on the Sudo web sit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4pt" fo:font-style="normal" fo:text-shadow="none" style:text-underline-style="none" fo:font-weight="normal" style:font-family-asian="'MS PGothic'" style:font-pitch-asian="variable" style:font-size-asian="24pt" style:font-style-asian="normal" style:font-weight-asian="normal" style:font-family-complex="'MS P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MS PGothic'" style:font-pitch-asian="variable" style:font-size-asian="24pt" style:font-style-asian="normal" style:font-weight-asian="normal" style:font-family-complex="'MS PGothi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MS PGothic'" style:font-pitch-asian="variable" style:font-size-asian="32pt" style:font-style-asian="normal" style:font-weight-asian="normal" style:font-family-complex="'MS P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MS PGothic'" style:font-pitch-asian="variable" style:font-size-asian="44pt" style:font-style-asian="normal" style:font-weight-asian="normal" style:font-family-complex="'MS P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99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3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10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le4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13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le5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16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le6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19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0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1" style:family="presentation" style:parent-style-name="Title7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2" style:family="presentation" style:parent-style-name="Title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3" style:family="presentation" style:parent-style-name="Title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itle8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7" style:family="presentation" style:parent-style-name="Title9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8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9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0" style:family="presentation" style:parent-style-name="Title10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1" style:family="presentation" style:parent-style-name="Title10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itle10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le11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4" style:family="presentation" style:parent-style-name="Title1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5" style:family="presentation" style:parent-style-name="Title1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8pt" fo:language="en" fo:country="US" style:font-size-asian="18pt" style:font-size-complex="18pt"/>
    </style:style>
    <style:style style:name="MT3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14.182cm" svg:height="1.277cm" svg:x="4.551cm" svg:y="17.52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2" draw:layer="backgroundobjects" svg:width="3.96cm" svg:height="1.298cm" svg:x="20.17cm" svg:y="17.51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1-title" draw:layer="backgroundobjects" svg:width="22.86cm" svg:height="3.176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3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4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5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2-title" draw:layer="backgroundobjects" svg:width="22.86cm" svg:height="3.176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6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7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8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3-title" draw:layer="backgroundobjects" svg:width="22.86cm" svg:height="3.176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draw:frame presentation:style-name="Mpr9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0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4-title" draw:layer="backgroundobjects" svg:width="22.86cm" svg:height="3.176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presentation:style-name="Mpr12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3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4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4-title" draw:layer="backgroundobjects" svg:width="0cm" svg:height="0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5-title" draw:layer="backgroundobjects" svg:width="22.86cm" svg:height="3.176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presentation:style-name="Mpr15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6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7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5-title" draw:layer="backgroundobjects" svg:width="0cm" svg:height="0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6-title" draw:layer="backgroundobjects" svg:width="22.86cm" svg:height="3.176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18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9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0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6-title" draw:layer="backgroundobjects" svg:width="0cm" svg:height="0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7-title" draw:layer="backgroundobjects" svg:width="22.86cm" svg:height="3.176cm" svg:x="1.27cm" svg:y="0.762cm" presentation:class="title" presentation:placeholder="true">
        <draw:text-box/>
      </draw:frame>
      <draw:frame presentation:style-name="Title7-outline1" draw:layer="backgroundobjects" svg:width="22.86cm" svg:height="12.572cm" svg:x="1.27cm" svg:y="4.445cm" presentation:class="outline" presentation:placeholder="true">
        <draw:text-box/>
      </draw:frame>
      <draw:frame presentation:style-name="Mpr21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2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3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7-title" draw:layer="backgroundobjects" svg:width="0cm" svg:height="0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8-title" draw:layer="backgroundobjects" svg:width="22.86cm" svg:height="3.176cm" svg:x="1.27cm" svg:y="0.762cm" presentation:class="title" presentation:placeholder="true">
        <draw:text-box/>
      </draw:frame>
      <draw:frame presentation:style-name="Title8-outline1" draw:layer="backgroundobjects" svg:width="22.86cm" svg:height="12.572cm" svg:x="1.27cm" svg:y="4.445cm" presentation:class="outline" presentation:placeholder="true">
        <draw:text-box/>
      </draw:frame>
      <draw:frame presentation:style-name="Mpr24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5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6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8-title" draw:layer="backgroundobjects" svg:width="0cm" svg:height="0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presentation:style-name="Mpr27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8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9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9-title" draw:layer="backgroundobjects" svg:width="0cm" svg:height="0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10-title" draw:layer="backgroundobjects" svg:width="22.86cm" svg:height="3.176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presentation:style-name="Mpr30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1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32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0-title" draw:layer="backgroundobjects" svg:width="0cm" svg:height="0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draw:name="Picture 6" draw:style-name="Mgr3" draw:text-style-name="MP3" draw:layer="backgroundobjects" svg:width="2.324cm" svg:height="2.598cm" svg:x="22.269cm" svg:y="16.073cm">
        <draw:image xlink:href="Pictures/10000201000000D2000000EB123F60EB.png" xlink:type="simple" xlink:show="embed" xlink:actuate="onLoad">
          <text:p/>
        </draw:image>
      </draw:frame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presentation:style-name="Mpr33" draw:text-style-name="MP5" draw:layer="backgroundobjects" svg:width="5.927cm" svg:height="1.023cm" svg:x="1.269cm" svg:y="17.6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4" draw:text-style-name="MP6" draw:layer="backgroundobjects" svg:width="14.182cm" svg:height="1.015cm" svg:x="4.5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35" draw:text-style-name="MP8" draw:layer="backgroundobjects" svg:width="3.96cm" svg:height="1.015cm" svg:x="20.17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1-title" draw:layer="backgroundobjects" svg:width="0cm" svg:height="0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Todd Miller</meta:initial-creator>
    <meta:creation-date>2011-02-16T11:14:05</meta:creation-date>
    <dc:creator>Todd Miller</dc:creator>
    <dc:date>2011-02-22T12:57:36</dc:date>
    <meta:editing-cycles>44</meta:editing-cycles>
    <meta:editing-duration>P2DT3H44M4S</meta:editing-duration>
    <meta:document-statistic meta:object-count="201"/>
    <meta:generator>LibreOffice/3.3$Unix LibreOffice_project/330m19$Build-6</meta:generator>
  </office:meta>
</office:document-meta>
</file>